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2">
          <table:table-cell table:style-name="ce1" office:value-type="string" table:number-columns-spanned="2" table:number-rows-spanned="1">
            <text:p>d\ped{1}</text:p>
          </table:table-cell>
          <table:covered-table-cell table:style-name="ce1" office:value-type="string">
            <text:p>d\ped{2</text:p>
          </table:covered-table-cell>
          <table:table-cell table:style-name="ce1" table:number-columns-repeated="2"/>
          <table:table-cell table:style-name="ce1" office:value-type="string" table:number-columns-spanned="2" table:number-rows-spanned="1">
            <text:p>d\ped{2}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d\ped{3}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d\ped{4}</text:p>
          </table:table-cell>
          <table:covered-table-cell/>
          <table:table-cell table:number-columns-repeated="3"/>
        </table:table-row>
        <table:table-row table:style-name="ro4">
          <table:table-cell office:value-type="string">
            <text:p>Serie1</text:p>
          </table:table-cell>
          <table:table-cell table:formula="of:=1/[.D2]" office:value-type="float" office:value="0.00205358896408756">
            <text:p>0.002053589</text:p>
          </table:table-cell>
          <table:table-cell table:style-name="ce2" office:value-type="float" office:value="0.000001">
            <text:p>0.000001</text:p>
          </table:table-cell>
          <table:table-cell office:value-type="float" office:value="486.952363636369">
            <text:p>486.9523636364</text:p>
          </table:table-cell>
          <table:table-cell office:value-type="string">
            <text:p>Serie1</text:p>
          </table:table-cell>
          <table:table-cell table:formula="of:=1/[.H2]" office:value-type="float" office:value="0.00243205573273244">
            <text:p>0.0024320557</text:p>
          </table:table-cell>
          <table:table-cell table:style-name="ce2" office:value-type="float" office:value="0.000001">
            <text:p>0.000001</text:p>
          </table:table-cell>
          <table:table-cell office:value-type="float" office:value="411.174787872352">
            <text:p>411.1747878724</text:p>
          </table:table-cell>
          <table:table-cell office:value-type="string">
            <text:p>Serie1</text:p>
          </table:table-cell>
          <table:table-cell table:formula="of:=1/[.L2]" office:value-type="float" office:value="0.00375875619340506">
            <text:p>0.0037587562</text:p>
          </table:table-cell>
          <table:table-cell table:style-name="ce2" office:value-type="float" office:value="0.000002">
            <text:p>0.000002</text:p>
          </table:table-cell>
          <table:table-cell office:value-type="float" office:value="266.045454545457">
            <text:p>266.0454545455</text:p>
          </table:table-cell>
          <table:table-cell office:value-type="string">
            <text:p>Serie1</text:p>
          </table:table-cell>
          <table:table-cell table:formula="of:=1/[.P2]" office:value-type="float" office:value="0.00550692771515151">
            <text:p>0.0055069277</text:p>
          </table:table-cell>
          <table:table-cell table:style-name="ce2" office:value-type="float" office:value="0.00001">
            <text:p>0.00001</text:p>
          </table:table-cell>
          <table:table-cell office:value-type="float" office:value="181.58945454262">
            <text:p>181.5894545426</text:p>
          </table:table-cell>
          <table:table-cell/>
        </table:table-row>
        <table:table-row table:style-name="ro4">
          <table:table-cell office:value-type="string">
            <text:p>Serie2</text:p>
          </table:table-cell>
          <table:table-cell table:formula="of:=1/[.D3]" office:value-type="float" office:value="0.0020823252986191">
            <text:p>0.0020823253</text:p>
          </table:table-cell>
          <table:table-cell table:style-name="ce2" office:value-type="float" office:value="0.000001">
            <text:p>0.000001</text:p>
          </table:table-cell>
          <table:table-cell office:value-type="float" office:value="480.23236362885">
            <text:p>480.2323636289</text:p>
          </table:table-cell>
          <table:table-cell office:value-type="string">
            <text:p>Serie2</text:p>
          </table:table-cell>
          <table:table-cell table:formula="of:=1/[.H3]" office:value-type="float" office:value="0.00246003560346277">
            <text:p>0.0024600356</text:p>
          </table:table-cell>
          <table:table-cell table:style-name="ce2" office:value-type="float" office:value="0.000007">
            <text:p>0.000007</text:p>
          </table:table-cell>
          <table:table-cell office:value-type="float" office:value="406.498181811837">
            <text:p>406.4981818118</text:p>
          </table:table-cell>
          <table:table-cell office:value-type="string">
            <text:p>Serie2</text:p>
          </table:table-cell>
          <table:table-cell table:formula="of:=1/[.L3]" office:value-type="float" office:value="0.00377591824610641">
            <text:p>0.0037759182</text:p>
          </table:table-cell>
          <table:table-cell table:style-name="ce2" office:value-type="float" office:value="0.000002">
            <text:p>0.000002</text:p>
          </table:table-cell>
          <table:table-cell office:value-type="float" office:value="264.836242424254">
            <text:p>264.8362424243</text:p>
          </table:table-cell>
          <table:table-cell office:value-type="string">
            <text:p>Serie2</text:p>
          </table:table-cell>
          <table:table-cell table:formula="of:=1/[.P3]" office:value-type="float" office:value="0.00555894332918648">
            <text:p>0.0055589433</text:p>
          </table:table-cell>
          <table:table-cell table:style-name="ce2" office:value-type="float" office:value="0.00002">
            <text:p>0.00002</text:p>
          </table:table-cell>
          <table:table-cell office:value-type="float" office:value="179.89030302749">
            <text:p>179.8903030275</text:p>
          </table:table-cell>
          <table:table-cell/>
        </table:table-row>
        <table:table-row table:style-name="ro4">
          <table:table-cell office:value-type="string">
            <text:p>Serie3</text:p>
          </table:table-cell>
          <table:table-cell table:formula="of:=1/[.D4]" office:value-type="float" office:value="0.00211178429393813">
            <text:p>0.0021117843</text:p>
          </table:table-cell>
          <table:table-cell table:style-name="ce2" office:value-type="float" office:value="0.000002">
            <text:p>0.000002</text:p>
          </table:table-cell>
          <table:table-cell office:value-type="float" office:value="473.533212113803">
            <text:p>473.5332121138</text:p>
          </table:table-cell>
          <table:table-cell office:value-type="string">
            <text:p>Serie3</text:p>
          </table:table-cell>
          <table:table-cell table:formula="of:=1/[.H4]" office:value-type="float" office:value="0.00242440770254286">
            <text:p>0.0024244077</text:p>
          </table:table-cell>
          <table:table-cell table:style-name="ce2" office:value-type="float" office:value="0.000002">
            <text:p>0.000002</text:p>
          </table:table-cell>
          <table:table-cell office:value-type="float" office:value="412.47187878142">
            <text:p>412.4718787814</text:p>
          </table:table-cell>
          <table:table-cell office:value-type="string">
            <text:p>Serie3</text:p>
          </table:table-cell>
          <table:table-cell table:formula="of:=1/[.L4]" office:value-type="float" office:value="0.00380002210927922">
            <text:p>0.0038000221</text:p>
          </table:table-cell>
          <table:table-cell table:style-name="ce2" office:value-type="float" office:value="0.000005">
            <text:p>0.000005</text:p>
          </table:table-cell>
          <table:table-cell office:value-type="float" office:value="263.156363632231">
            <text:p>263.1563636322</text:p>
          </table:table-cell>
          <table:table-cell office:value-type="string">
            <text:p>Serie3</text:p>
          </table:table-cell>
          <table:table-cell table:formula="of:=1/[.P4]" office:value-type="float" office:value="0.00560737373052706">
            <text:p>0.0056073737</text:p>
          </table:table-cell>
          <table:table-cell table:style-name="ce2" office:value-type="float" office:value="0.00002">
            <text:p>0.00002</text:p>
          </table:table-cell>
          <table:table-cell office:value-type="float" office:value="178.336606057825">
            <text:p>178.3366060578</text:p>
          </table:table-cell>
          <table:table-cell/>
        </table:table-row>
        <table:table-row table:style-name="ro2">
          <table:table-cell office:value-type="string">
            <text:p>v\ped{media}</text:p>
          </table:table-cell>
          <table:table-cell table:formula="of:=([.B2]+[.B3]+[.B4])/3" office:value-type="float" office:value="0.00208256618554826">
            <text:p>0.0020825662</text:p>
          </table:table-cell>
          <table:table-cell table:number-columns-repeated="2"/>
          <table:table-cell office:value-type="string">
            <text:p>v\ped{media}</text:p>
          </table:table-cell>
          <table:table-cell table:formula="of:=([.F2]+[.F3]+[.F4])/3" office:value-type="float" office:value="0.00243883301291269">
            <text:p>0.002438833</text:p>
          </table:table-cell>
          <table:table-cell table:number-columns-repeated="2"/>
          <table:table-cell office:value-type="string">
            <text:p>v\ped{media}</text:p>
          </table:table-cell>
          <table:table-cell table:formula="of:=([.J2]+[.J3]+[.J4])/3" office:value-type="float" office:value="0.00377823218293023">
            <text:p>0.0037782322</text:p>
          </table:table-cell>
          <table:table-cell table:number-columns-repeated="2"/>
          <table:table-cell office:value-type="string">
            <text:p>v\ped{media}</text:p>
          </table:table-cell>
          <table:table-cell table:formula="of:=([.N2]+[.N3]+[.N4])/3" office:value-type="float" office:value="0.00555774825828835">
            <text:p>0.0055577483</text:p>
          </table:table-cell>
          <table:table-cell table:number-columns-repeated="3"/>
        </table:table-row>
        <table:table-row table:style-name="ro4">
          <table:table-cell table:number-columns-repeated="17"/>
        </table:table-row>
        <table:table-row table:style-name="ro2">
          <table:table-cell table:style-name="ce1" office:value-type="string" table:number-columns-spanned="2" table:number-rows-spanned="1">
            <text:p>d\ped{5}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d\ped{6}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d\ped{7}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d\ped{8}</text:p>
          </table:table-cell>
          <table:covered-table-cell/>
          <table:table-cell table:number-columns-repeated="3"/>
        </table:table-row>
        <table:table-row table:style-name="ro4">
          <table:table-cell office:value-type="string">
            <text:p>Serie1</text:p>
          </table:table-cell>
          <table:table-cell table:formula="of:=1/[.D8]" office:value-type="float" office:value="0.0101068879974614">
            <text:p>0.010106888</text:p>
          </table:table-cell>
          <table:table-cell office:value-type="float" office:value="0.00003">
            <text:p>0.00003</text:p>
          </table:table-cell>
          <table:table-cell office:value-type="float" office:value="98.9424242408918">
            <text:p>98.9424242409</text:p>
          </table:table-cell>
          <table:table-cell office:value-type="string">
            <text:p>Serie1</text:p>
          </table:table-cell>
          <table:table-cell table:formula="of:=1/[.H8]" office:value-type="float" office:value="0.0172392987081234">
            <text:p>0.0172392987</text:p>
          </table:table-cell>
          <table:table-cell office:value-type="float" office:value="0.0003">
            <text:p>0.0003</text:p>
          </table:table-cell>
          <table:table-cell office:value-type="float" office:value="58.0069999905961">
            <text:p>58.0069999906</text:p>
          </table:table-cell>
          <table:table-cell office:value-type="string">
            <text:p>Serie1</text:p>
          </table:table-cell>
          <table:table-cell table:formula="of:=1/[.L8]" office:value-type="float" office:value="0.0251667295834935">
            <text:p>0.0251667296</text:p>
          </table:table-cell>
          <table:table-cell office:value-type="float" office:value="0.001">
            <text:p>0.001</text:p>
          </table:table-cell>
          <table:table-cell office:value-type="float" office:value="39.7349999999954">
            <text:p>39.735</text:p>
          </table:table-cell>
          <table:table-cell office:value-type="string">
            <text:p>Serie1</text:p>
          </table:table-cell>
          <table:table-cell office:value-type="float" office:value="0.0403486">
            <text:p>0.0403486</text:p>
          </table:table-cell>
          <table:table-cell office:value-type="float" office:value="0.000683764">
            <text:p>0.000683764</text:p>
          </table:table-cell>
          <table:table-cell office:value-type="float" office:value="0.0388954">
            <text:p>0.0388954</text:p>
          </table:table-cell>
          <table:table-cell office:value-type="float" office:value="0.000111951">
            <text:p>0.000111951</text:p>
          </table:table-cell>
        </table:table-row>
        <table:table-row table:style-name="ro4">
          <table:table-cell office:value-type="string">
            <text:p>Serie2</text:p>
          </table:table-cell>
          <table:table-cell table:formula="of:=1/[.D9]" office:value-type="float" office:value="0.010157346531891">
            <text:p>0.0101573465</text:p>
          </table:table-cell>
          <table:table-cell office:value-type="float" office:value="0.00008">
            <text:p>0.00008</text:p>
          </table:table-cell>
          <table:table-cell office:value-type="float" office:value="98.4509090893282">
            <text:p>98.4509090893</text:p>
          </table:table-cell>
          <table:table-cell office:value-type="string">
            <text:p>Serie2</text:p>
          </table:table-cell>
          <table:table-cell table:formula="of:=1/[.H9]" office:value-type="float" office:value="0.0165270134060962">
            <text:p>0.0165270134</text:p>
          </table:table-cell>
          <table:table-cell office:value-type="float" office:value="0.0001">
            <text:p>0.0001</text:p>
          </table:table-cell>
          <table:table-cell office:value-type="float" office:value="60.5069999901577">
            <text:p>60.5069999902</text:p>
          </table:table-cell>
          <table:table-cell office:value-type="string">
            <text:p>Serie2</text:p>
          </table:table-cell>
          <table:table-cell table:formula="of:=1/[.L9]" office:value-type="float" office:value="0.0253749143596647">
            <text:p>0.0253749144</text:p>
          </table:table-cell>
          <table:table-cell office:value-type="float" office:value="0.0001">
            <text:p>0.0001</text:p>
          </table:table-cell>
          <table:table-cell office:value-type="float" office:value="39.4089999999989">
            <text:p>39.409</text:p>
          </table:table-cell>
          <table:table-cell office:value-type="string">
            <text:p>Serie2</text:p>
          </table:table-cell>
          <table:table-cell office:value-type="float" office:value="0.0397962">
            <text:p>0.0397962</text:p>
          </table:table-cell>
          <table:table-cell office:value-type="float" office:value="0.000665171">
            <text:p>0.000665171</text:p>
          </table:table-cell>
          <table:table-cell office:value-type="float" office:value="0.038625">
            <text:p>0.038625</text:p>
          </table:table-cell>
          <table:table-cell office:value-type="float" office:value="0.0001104">
            <text:p>0.0001104</text:p>
          </table:table-cell>
        </table:table-row>
        <table:table-row table:style-name="ro4">
          <table:table-cell office:value-type="string">
            <text:p>Serie3</text:p>
          </table:table-cell>
          <table:table-cell table:formula="of:=1/[.D10]" office:value-type="float" office:value="0.0101241403686024">
            <text:p>0.0101241404</text:p>
          </table:table-cell>
          <table:table-cell office:value-type="float" office:value="0.00003">
            <text:p>0.00003</text:p>
          </table:table-cell>
          <table:table-cell office:value-type="float" office:value="98.7738181802834">
            <text:p>98.7738181803</text:p>
          </table:table-cell>
          <table:table-cell office:value-type="string">
            <text:p>Serie3</text:p>
          </table:table-cell>
          <table:table-cell table:formula="of:=1/[.H10]" office:value-type="float" office:value="0.0163655407174653">
            <text:p>0.0163655407</text:p>
          </table:table-cell>
          <table:table-cell office:value-type="float" office:value="0.00006">
            <text:p>0.00006</text:p>
          </table:table-cell>
          <table:table-cell office:value-type="float" office:value="61.104">
            <text:p>61.104</text:p>
          </table:table-cell>
          <table:table-cell office:value-type="string">
            <text:p>Serie3</text:p>
          </table:table-cell>
          <table:table-cell table:formula="of:=1/[.L10]" office:value-type="float" office:value="0.0250903251706144">
            <text:p>0.0250903252</text:p>
          </table:table-cell>
          <table:table-cell office:value-type="float" office:value="0.00005">
            <text:p>0.00005</text:p>
          </table:table-cell>
          <table:table-cell office:value-type="float" office:value="39.8559999999997">
            <text:p>39.856</text:p>
          </table:table-cell>
          <table:table-cell office:value-type="string">
            <text:p>Serie3</text:p>
          </table:table-cell>
          <table:table-cell office:value-type="float" office:value="0.0387657">
            <text:p>0.0387657</text:p>
          </table:table-cell>
          <table:table-cell office:value-type="float" office:value="0.000631167">
            <text:p>0.000631167</text:p>
          </table:table-cell>
          <table:table-cell office:value-type="float" office:value="0.0387657">
            <text:p>0.0387657</text:p>
          </table:table-cell>
          <table:table-cell office:value-type="float" office:value="0.000111206">
            <text:p>0.000111206</text:p>
          </table:table-cell>
        </table:table-row>
        <table:table-row table:style-name="ro2">
          <table:table-cell office:value-type="string">
            <text:p>v\ped{media}</text:p>
          </table:table-cell>
          <table:table-cell table:formula="of:=([.B8]+[.B9]+[.B10])/3" office:value-type="float" office:value="0.0101294582993182">
            <text:p>0.0101294583</text:p>
          </table:table-cell>
          <table:table-cell table:number-columns-repeated="2"/>
          <table:table-cell office:value-type="string">
            <text:p>v\ped{media}</text:p>
          </table:table-cell>
          <table:table-cell table:formula="of:=([.F8]+[.F9]+[.F10])/3" office:value-type="float" office:value="0.0167106176105617">
            <text:p>0.0167106176</text:p>
          </table:table-cell>
          <table:table-cell table:number-columns-repeated="2"/>
          <table:table-cell office:value-type="string">
            <text:p>v\ped{media}</text:p>
          </table:table-cell>
          <table:table-cell table:formula="of:=([.J8]+[.J9]+[.J10])/3" office:value-type="float" office:value="0.0252106563712576">
            <text:p>0.0252106564</text:p>
          </table:table-cell>
          <table:table-cell table:number-columns-repeated="2"/>
          <table:table-cell office:value-type="string">
            <text:p>v\ped{media}</text:p>
          </table:table-cell>
          <table:table-cell table:formula="of:=([.N8]+[.N9]+[.N10])/3" office:value-type="float" office:value="0.0396368333333333">
            <text:p>0.0396368333</text:p>
          </table:table-cell>
          <table:table-cell/>
          <table:table-cell table:formula="of:=AVERAGE([.P8:.P10])" office:value-type="float" office:value="0.0387620333333333">
            <text:p>0.0387620333</text:p>
          </table:table-cell>
          <table:table-cell/>
        </table:table-row>
        <table:table-row table:style-name="ro4">
          <table:table-cell table:number-columns-repeated="17"/>
        </table:table-row>
        <table:table-row table:style-name="ro2">
          <table:table-cell table:style-name="ce1" office:value-type="string" table:number-columns-spanned="2" table:number-rows-spanned="1">
            <text:p>d\ped{9}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d\ped{10}</text:p>
          </table:table-cell>
          <table:covered-table-cell/>
          <table:table-cell table:number-columns-repeated="11"/>
        </table:table-row>
        <table:table-row table:style-name="ro4">
          <table:table-cell office:value-type="string">
            <text:p>Serie1</text:p>
          </table:table-cell>
          <table:table-cell office:value-type="float" office:value="0.0586854">
            <text:p>0.0586854</text:p>
          </table:table-cell>
          <table:table-cell office:value-type="float" office:value="0.000964315">
            <text:p>0.000964315</text:p>
          </table:table-cell>
          <table:table-cell/>
          <table:table-cell office:value-type="string">
            <text:p>Serie1</text:p>
          </table:table-cell>
          <table:table-cell office:value-type="float" office:value="0.095057">
            <text:p>0.095057</text:p>
          </table:table-cell>
          <table:table-cell office:value-type="float" office:value="0.000722867">
            <text:p>0.000722867</text:p>
          </table:table-cell>
          <table:table-cell table:number-columns-repeated="10"/>
        </table:table-row>
        <table:table-row table:style-name="ro4">
          <table:table-cell office:value-type="string">
            <text:p>Serie2</text:p>
          </table:table-cell>
          <table:table-cell office:value-type="float" office:value="0.058548">
            <text:p>0.058548</text:p>
          </table:table-cell>
          <table:table-cell office:value-type="float" office:value="0.000959803">
            <text:p>0.000959803</text:p>
          </table:table-cell>
          <table:table-cell/>
          <table:table-cell office:value-type="string">
            <text:p>Serie2</text:p>
          </table:table-cell>
          <table:table-cell office:value-type="float" office:value="0.093985">
            <text:p>0.093985</text:p>
          </table:table-cell>
          <table:table-cell office:value-type="float" office:value="0.000706654">
            <text:p>0.000706654</text:p>
          </table:table-cell>
          <table:table-cell table:number-columns-repeated="10"/>
        </table:table-row>
        <table:table-row table:style-name="ro4">
          <table:table-cell office:value-type="string">
            <text:p>Serie3</text:p>
          </table:table-cell>
          <table:table-cell office:value-type="float" office:value="0.058548">
            <text:p>0.058548</text:p>
          </table:table-cell>
          <table:table-cell office:value-type="float" office:value="0.000959803">
            <text:p>0.000959803</text:p>
          </table:table-cell>
          <table:table-cell/>
          <table:table-cell office:value-type="string">
            <text:p>Serie3</text:p>
          </table:table-cell>
          <table:table-cell office:value-type="float" office:value="0.0932836">
            <text:p>0.0932836</text:p>
          </table:table-cell>
          <table:table-cell office:value-type="float" office:value="0.000696146">
            <text:p>0.000696146</text:p>
          </table:table-cell>
          <table:table-cell table:number-columns-repeated="10"/>
        </table:table-row>
        <table:table-row table:style-name="ro4">
          <table:table-cell office:value-type="string">
            <text:p>Serie4</text:p>
          </table:table-cell>
          <table:table-cell office:value-type="float" office:value="0.0588235">
            <text:p>0.0588235</text:p>
          </table:table-cell>
          <table:table-cell office:value-type="float" office:value="0.000968858">
            <text:p>0.000968858</text:p>
          </table:table-cell>
          <table:table-cell/>
          <table:table-cell office:value-type="string">
            <text:p>Serie4</text:p>
          </table:table-cell>
          <table:table-cell office:value-type="float" office:value="0.093985">
            <text:p>0.093985</text:p>
          </table:table-cell>
          <table:table-cell office:value-type="float" office:value="0.000706654">
            <text:p>0.000706654</text:p>
          </table:table-cell>
          <table:table-cell table:number-columns-repeated="10"/>
        </table:table-row>
        <table:table-row table:style-name="ro4">
          <table:table-cell office:value-type="string">
            <text:p>Serie5</text:p>
          </table:table-cell>
          <table:table-cell office:value-type="float" office:value="0.0561798">
            <text:p>0.0561798</text:p>
          </table:table-cell>
          <table:table-cell office:value-type="float" office:value="0.000883727">
            <text:p>0.000883727</text:p>
          </table:table-cell>
          <table:table-cell/>
          <table:table-cell office:value-type="string">
            <text:p>Serie5</text:p>
          </table:table-cell>
          <table:table-cell office:value-type="float" office:value="0.0957854">
            <text:p>0.0957854</text:p>
          </table:table-cell>
          <table:table-cell office:value-type="float" office:value="0.000733988">
            <text:p>0.000733988</text:p>
          </table:table-cell>
          <table:table-cell table:number-columns-repeated="10"/>
        </table:table-row>
        <table:table-row table:style-name="ro2">
          <table:table-cell office:value-type="string">
            <text:p>v\ped{media}</text:p>
          </table:table-cell>
          <table:table-cell table:formula="of:=([.B14]+[.B15]+[.B16]+[.B17]+[.B18])/5" office:value-type="float" office:value="0.05815694">
            <text:p>0.05815694</text:p>
          </table:table-cell>
          <table:table-cell table:number-columns-repeated="2"/>
          <table:table-cell office:value-type="string">
            <text:p>v\ped{media}</text:p>
          </table:table-cell>
          <table:table-cell table:formula="of:=([.F14]+[.F15]+[.F16]+[.F17]+[.F18])/5" office:value-type="float" office:value="0.0944192">
            <text:p>0.0944192</text:p>
          </table:table-cell>
          <table:table-cell table:number-columns-repeated="11"/>
        </table:table-row>
        <table:table-row table:style-name="ro4" table:number-rows-repeated="2">
          <table:table-cell table:number-columns-repeated="17"/>
        </table:table-row>
        <table:table-row table:style-name="ro2">
          <table:table-cell office:value-type="string">
            <text:p>VA BENE QUESTA MEDIA(su velocità) SOLO SE SI USA L'ERRORE A POSTERIORI (sul campione), ALTRESI MEDIA PESATA (tra le velocità)!</text:p>
          </table:table-cell>
          <table:table-cell table:number-columns-repeated="16"/>
        </table:table-row>
        <table:table-row table:style-name="ro2">
          <table:table-cell office:value-type="string">
            <text:p>D1 a D7 colonne: 1(velocità); (errore velocità); 3(1/velocità);</text:p>
          </table:table-cell>
          <table:table-cell table:number-columns-repeated="16"/>
        </table:table-row>
        <table:table-row table:style-name="ro2">
          <table:table-cell office:value-type="string">
            <text:p>D8 colonne: 1(velocita1); 2(err_velocità1); 3(velocità2); 4(err_velocità2);</text:p>
          </table:table-cell>
          <table:table-cell table:number-columns-repeated="16"/>
        </table:table-row>
        <table:table-row table:style-name="ro2">
          <table:table-cell office:value-type="string">
            <text:p>Errore sulle velocità calcolato con la propagazione dell'inverso dell'errore del fit.</text:p>
          </table:table-cell>
          <table:table-cell table:number-columns-repeated="16"/>
        </table:table-row>
        <table:table-row table:style-name="ro4" table:number-rows-repeated="1048550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08:01:06</meta:creation-date>
    <meta:generator>LibreOffice/3.5$Linux_X86_64 LibreOffice_project/350m1$Build-2</meta:generator>
    <dc:date>2014-04-01T13:22:07</dc:date>
    <meta:editing-duration>PT29M43S</meta:editing-duration>
    <meta:editing-cycles>16</meta:editing-cycles>
    <meta:document-statistic meta:table-count="3" meta:cell-count="165" meta:object-count="0"/>
  </office:meta>
</office:document-meta>
</file>